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4.4134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37"/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Content Group ID</text:p>
          </table:table-cell>
          <table:table-cell table:style-name="ce1" office:value-type="string">
            <text:p>Content Group Name</text:p>
          </table:table-cell>
          <table:table-cell table:style-name="ce1" office:value-type="string">
            <text:p>Content Text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Optional Data Marker</text:p>
          </table:table-cell>
          <table:table-cell table:style-name="ce1" office:value-type="string">
            <text:p>Date Send</text:p>
          </table:table-cell>
          <table:table-cell table:style-name="ce1" office:value-type="string">
            <text:p>Is ac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Horoscope </text:p>
          </table:table-cell>
          <table:table-cell office:value-type="string">
            <text:p>Если Вы до сих пор не нашли человека, которого смело можете назвать любимым, начинайте поиски сегодня и Вам точно повезет. </text:p>
          </table:table-cell>
          <table:table-cell office:value-type="string">
            <text:p>Russian</text:p>
          </table:table-cell>
          <table:table-cell office:value-type="float" office:value="1">
            <text:p>1</text:p>
          </table:table-cell>
          <table:table-cell table:style-name="ce4" office:value-type="date" office:date-value="2015-11-05">
            <text:p>11/05/1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eather</text:p>
          </table:table-cell>
          <table:table-cell office:value-type="string">
            <text:p>Сегодня, 20.11.2015, ожидается малооблачная погода, сильный снег. Mаксимальная температура воздуха составит 7 градусов по Цельсию. Ветер 1 м/с северный. Aтмосферное давлениe составит 734 мм ртутного столба, a относительная влажность воздуха составит 0%. </text:p>
          </table:table-cell>
          <table:table-cell office:value-type="string">
            <text:p>Russian</text:p>
          </table:table-cell>
          <table:table-cell office:value-type="float" office:value="1">
            <text:p>1</text:p>
          </table:table-cell>
          <table:table-cell table:style-name="ce4" office:value-type="date" office:date-value="2015-11-06">
            <text:p>11/06/15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ove Horoscope</text:p>
          </table:table-cell>
          <table:table-cell office:value-type="string">
            <text:p>Сьогодні всі Ваші думки будуть націлені на роботу. Це може також включати і її зміну. Про що б Ви не роздумували, переконайтеся, що ставитеся до питання з усім властивим Вам розсудливістю. </text:p>
          </table:table-cell>
          <table:table-cell office:value-type="string">
            <text:p>Georgia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Yes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Worls News</text:p>
          </table:table-cell>
          <table:table-cell office:value-type="string">
            <text:p>Неподалеку от Парижа нашли пояс смертника, который мог бросить сбежавший Салах Абдесалам. "Неравнодушные россияне" послушали депутата Федорова и попросили Обаму помочь дальнобойщикам в борьбе с системой "Платон". Участники блокады Крыма назвали условия для ремонта ЛЭП, обесточивших полуостров. </text:p>
          </table:table-cell>
          <table:table-cell office:value-type="string">
            <text:p>Russia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o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Horoscope </text:p>
          </table:table-cell>
          <table:table-cell office:value-type="string">
            <text:p>Patriarch blessed Christened babies, Shota Malashkhia called on President to maintain citizenship for Mikheil Saakashvili, Crime for forgery of documents committed until 2009 falls under amnesty </text:p>
          </table:table-cell>
          <table:table-cell office:value-type="string">
            <text:p>Englis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</table:table-row>
      </table:table>
      <table:table table:name="Sheet2" table:style-name="ta2" table:print="false">
        <table:table-column table:style-name="co1" table:default-cell-style-name="Default"/>
        <table:table-row table:style-name="ro5" table:number-rows-repeated="1048575">
          <table:table-cell/>
        </table:table-row>
        <table:table-row table:style-name="ro5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5" table:number-rows-repeated="1048575">
          <table:table-cell/>
        </table:table-row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11/25/2015</text:date>, <text:time>09:1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u Cretu</meta:initial-creator>
    <meta:creation-date>2015-11-24T07:54:33</meta:creation-date>
    <dc:creator>Sergiu Cretu</dc:creator>
    <dc:date>2015-11-24T08:06:51</dc:date>
    <meta:editing-cycles>2</meta:editing-cycles>
    <meta:editing-duration>PT11M23S</meta:editing-duration>
    <meta:document-statistic meta:table-count="3" meta:cell-count="39" meta:object-count="0"/>
    <meta:generator>OpenOffice/4.1.1$Win32 OpenOffice.org_project/411m6$Build-9775</meta:generator>
  </office:meta>
</office:document-meta>
</file>